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turingXMLEntityResolver.CapturingXMLEntityResolver( Map &lt; URI , byte [ ] &gt; capture , XMLEntit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pturingXMLEntityResolver.resolveEntity( XMLResourceIdentifier resourceIdentifi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